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arial" svg:font-family="arial, sans-serif"/>
    <style:font-face style:name="BuxtonSketch" svg:font-family="BuxtonSketch"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itle">
      <style:text-properties fo:language="en" fo:country="GB"/>
    </style:style>
    <style:style style:name="P2" style:family="paragraph" style:parent-style-name="Title">
      <style:text-properties style:font-name="BuxtonSketch" fo:font-size="40pt" fo:language="en" fo:country="GB" fo:font-weight="normal" style:font-size-asian="40pt" style:font-weight-asian="normal" style:font-weight-complex="normal"/>
    </style:style>
    <style:style style:name="P3" style:family="paragraph" style:parent-style-name="Text_20_body">
      <style:text-properties officeooo:paragraph-rsid="0011eae2"/>
    </style:style>
    <style:style style:name="P4" style:family="paragraph" style:parent-style-name="Text_20_body">
      <style:text-properties fo:language="en" fo:country="GB"/>
    </style:style>
    <style:style style:name="P5" style:family="paragraph" style:parent-style-name="Text_20_body">
      <style:text-properties fo:language="en" fo:country="GB" officeooo:rsid="001156d1" officeooo:paragraph-rsid="001156d1"/>
    </style:style>
    <style:style style:name="P6" style:family="paragraph" style:parent-style-name="Text_20_body">
      <style:text-properties fo:language="en" fo:country="GB" officeooo:rsid="001990b2" officeooo:paragraph-rsid="001990b2"/>
    </style:style>
    <style:style style:name="P7" style:family="paragraph" style:parent-style-name="Text_20_body">
      <style:text-properties fo:language="en" fo:country="GB" officeooo:rsid="001990b2" officeooo:paragraph-rsid="0022545f"/>
    </style:style>
    <style:style style:name="P8" style:family="paragraph" style:parent-style-name="Text_20_body">
      <style:text-properties fo:language="en" fo:country="GB" officeooo:rsid="0011eae2" officeooo:paragraph-rsid="0011eae2"/>
    </style:style>
    <style:style style:name="P9" style:family="paragraph" style:parent-style-name="Text_20_body">
      <style:text-properties fo:language="en" fo:country="GB" officeooo:rsid="0011eae2" officeooo:paragraph-rsid="0034f4a3"/>
    </style:style>
    <style:style style:name="P10" style:family="paragraph" style:parent-style-name="Text_20_body">
      <style:text-properties fo:language="en" fo:country="GB" officeooo:rsid="0014f370" officeooo:paragraph-rsid="0014f370"/>
    </style:style>
    <style:style style:name="P11" style:family="paragraph" style:parent-style-name="Text_20_body">
      <style:text-properties fo:language="en" fo:country="GB" officeooo:rsid="00157a7a" officeooo:paragraph-rsid="00157a7a"/>
    </style:style>
    <style:style style:name="P12" style:family="paragraph" style:parent-style-name="Text_20_body">
      <style:text-properties fo:language="en" fo:country="GB" officeooo:rsid="00157a7a" officeooo:paragraph-rsid="0034f4a3"/>
    </style:style>
    <style:style style:name="P13" style:family="paragraph" style:parent-style-name="Text_20_body">
      <style:text-properties fo:language="en" fo:country="GB" officeooo:rsid="0017ef54" officeooo:paragraph-rsid="0017ef54"/>
    </style:style>
    <style:style style:name="P14" style:family="paragraph" style:parent-style-name="Text_20_body">
      <style:text-properties fo:language="en" fo:country="GB" officeooo:rsid="001388a2" officeooo:paragraph-rsid="001388a2"/>
    </style:style>
    <style:style style:name="P15" style:family="paragraph" style:parent-style-name="Text_20_body">
      <style:text-properties fo:language="en" fo:country="GB" officeooo:rsid="001dcb23" officeooo:paragraph-rsid="001dcb23"/>
    </style:style>
    <style:style style:name="P16" style:family="paragraph" style:parent-style-name="Text_20_body">
      <style:text-properties fo:language="en" fo:country="GB" officeooo:rsid="0022545f" officeooo:paragraph-rsid="0022545f"/>
    </style:style>
    <style:style style:name="P17" style:family="paragraph" style:parent-style-name="Text_20_body">
      <style:text-properties fo:language="en" fo:country="GB" officeooo:rsid="0023d2f6" officeooo:paragraph-rsid="0023d2f6"/>
    </style:style>
    <style:style style:name="P18" style:family="paragraph" style:parent-style-name="Text_20_body">
      <style:text-properties fo:language="en" fo:country="GB" officeooo:rsid="00259630" officeooo:paragraph-rsid="00259630"/>
    </style:style>
    <style:style style:name="P19" style:family="paragraph" style:parent-style-name="Text_20_body">
      <style:text-properties fo:language="en" fo:country="GB" officeooo:rsid="0027eb61" officeooo:paragraph-rsid="0027eb61"/>
    </style:style>
    <style:style style:name="P20" style:family="paragraph" style:parent-style-name="Text_20_body">
      <style:text-properties fo:language="en" fo:country="GB" officeooo:rsid="0027eb61" officeooo:paragraph-rsid="005828c4"/>
    </style:style>
    <style:style style:name="P21" style:family="paragraph" style:parent-style-name="Text_20_body">
      <style:text-properties fo:language="en" fo:country="GB" officeooo:rsid="00287fa5" officeooo:paragraph-rsid="00287fa5"/>
    </style:style>
    <style:style style:name="P22" style:family="paragraph" style:parent-style-name="Text_20_body">
      <style:text-properties fo:language="en" fo:country="GB" officeooo:rsid="0032fd48" officeooo:paragraph-rsid="0032fd48"/>
    </style:style>
    <style:style style:name="P23" style:family="paragraph" style:parent-style-name="Text_20_body">
      <style:text-properties fo:language="en" fo:country="GB" officeooo:rsid="003385d6" officeooo:paragraph-rsid="003385d6"/>
    </style:style>
    <style:style style:name="P24" style:family="paragraph" style:parent-style-name="Text_20_body">
      <style:text-properties fo:language="en" fo:country="GB" officeooo:rsid="003608f9" officeooo:paragraph-rsid="003608f9"/>
    </style:style>
    <style:style style:name="P25" style:family="paragraph" style:parent-style-name="Text_20_body">
      <style:text-properties fo:language="en" fo:country="GB" officeooo:rsid="003ba969" officeooo:paragraph-rsid="003ba969"/>
    </style:style>
    <style:style style:name="P26" style:family="paragraph" style:parent-style-name="Text_20_body">
      <style:text-properties fo:language="en" fo:country="GB" officeooo:rsid="003c2336" officeooo:paragraph-rsid="003c2336"/>
    </style:style>
    <style:style style:name="P27" style:family="paragraph" style:parent-style-name="Text_20_body">
      <style:text-properties fo:language="en" fo:country="GB" officeooo:rsid="003d9c3b" officeooo:paragraph-rsid="003d9c3b"/>
    </style:style>
    <style:style style:name="P28" style:family="paragraph" style:parent-style-name="Text_20_body">
      <style:text-properties fo:language="en" fo:country="GB" officeooo:rsid="003dbecc" officeooo:paragraph-rsid="003dbecc"/>
    </style:style>
    <style:style style:name="P29" style:family="paragraph" style:parent-style-name="Text_20_body">
      <style:text-properties fo:language="en" fo:country="GB" officeooo:rsid="003e5dcb" officeooo:paragraph-rsid="003e5dcb"/>
    </style:style>
    <style:style style:name="P30" style:family="paragraph" style:parent-style-name="Text_20_body">
      <style:text-properties fo:language="en" fo:country="GB" officeooo:rsid="003f9f96" officeooo:paragraph-rsid="003f9f96"/>
    </style:style>
    <style:style style:name="P31" style:family="paragraph" style:parent-style-name="Text_20_body">
      <style:text-properties fo:language="en" fo:country="GB" officeooo:rsid="003f9f96" officeooo:paragraph-rsid="003fbd27"/>
    </style:style>
    <style:style style:name="P32" style:family="paragraph" style:parent-style-name="Text_20_body">
      <style:text-properties fo:language="en" fo:country="GB" officeooo:rsid="0042b2d7" officeooo:paragraph-rsid="0042b2d7"/>
    </style:style>
    <style:style style:name="P33" style:family="paragraph" style:parent-style-name="Text_20_body">
      <style:text-properties fo:language="en" fo:country="GB" officeooo:rsid="00436499" officeooo:paragraph-rsid="00436499"/>
    </style:style>
    <style:style style:name="P34" style:family="paragraph" style:parent-style-name="Text_20_body">
      <style:text-properties fo:language="en" fo:country="GB" officeooo:rsid="00451b79" officeooo:paragraph-rsid="00451b79"/>
    </style:style>
    <style:style style:name="P35" style:family="paragraph" style:parent-style-name="Text_20_body">
      <style:text-properties fo:language="en" fo:country="GB" officeooo:rsid="00471068" officeooo:paragraph-rsid="00471068"/>
    </style:style>
    <style:style style:name="P36" style:family="paragraph" style:parent-style-name="Text_20_body">
      <style:text-properties fo:language="en" fo:country="GB" officeooo:rsid="004b5fe1" officeooo:paragraph-rsid="004b5fe1"/>
    </style:style>
    <style:style style:name="P37" style:family="paragraph" style:parent-style-name="Text_20_body">
      <style:text-properties fo:language="en" fo:country="GB" officeooo:rsid="004fa7e0" officeooo:paragraph-rsid="004fa7e0"/>
    </style:style>
    <style:style style:name="P38" style:family="paragraph" style:parent-style-name="Text_20_body">
      <style:text-properties fo:language="en" fo:country="GB" officeooo:rsid="00551a61" officeooo:paragraph-rsid="00551a61"/>
    </style:style>
    <style:style style:name="P39" style:family="paragraph" style:parent-style-name="Text_20_body">
      <style:text-properties fo:language="en" fo:country="GB" officeooo:rsid="005828c4" officeooo:paragraph-rsid="005828c4"/>
    </style:style>
    <style:style style:name="P40" style:family="paragraph" style:parent-style-name="Text_20_body">
      <style:text-properties fo:language="en" fo:country="GB" officeooo:rsid="005828c4" officeooo:paragraph-rsid="0059d9de"/>
    </style:style>
    <style:style style:name="P41" style:family="paragraph" style:parent-style-name="Text_20_body">
      <style:text-properties fo:language="en" fo:country="GB" officeooo:rsid="001d33d0" officeooo:paragraph-rsid="0034f4a3"/>
    </style:style>
    <style:style style:name="P42" style:family="paragraph" style:parent-style-name="Text_20_body">
      <style:text-properties fo:language="en" fo:country="GB" officeooo:rsid="0070acea" officeooo:paragraph-rsid="0070acea"/>
    </style:style>
    <style:style style:name="P43" style:family="paragraph" style:parent-style-name="Text_20_body">
      <style:text-properties fo:language="en" fo:country="GB" officeooo:rsid="00415a02" officeooo:paragraph-rsid="00415a02"/>
    </style:style>
    <style:style style:name="P44" style:family="paragraph" style:parent-style-name="Text_20_body">
      <style:text-properties fo:language="en" fo:country="GB" officeooo:rsid="0070c2fb" officeooo:paragraph-rsid="0070c2fb"/>
    </style:style>
    <style:style style:name="P45" style:family="paragraph" style:parent-style-name="Text_20_body">
      <style:text-properties fo:language="en" fo:country="GB" officeooo:rsid="002ef941" officeooo:paragraph-rsid="007404d7"/>
    </style:style>
    <style:style style:name="P46" style:family="paragraph" style:parent-style-name="Text_20_body">
      <style:text-properties fo:language="en" fo:country="GB" officeooo:rsid="007404d7" officeooo:paragraph-rsid="0079333b"/>
    </style:style>
    <style:style style:name="P47" style:family="paragraph" style:parent-style-name="Text_20_body">
      <style:text-properties fo:language="en" fo:country="GB" officeooo:rsid="007789b4" officeooo:paragraph-rsid="007789b4"/>
    </style:style>
    <style:style style:name="P48" style:family="paragraph" style:parent-style-name="Text_20_body">
      <style:text-properties officeooo:rsid="003c2336" officeooo:paragraph-rsid="003c2336"/>
    </style:style>
    <style:style style:name="P49" style:family="paragraph" style:parent-style-name="Text_20_body">
      <style:text-properties officeooo:rsid="003d9c3b" officeooo:paragraph-rsid="003d9c3b"/>
    </style:style>
    <style:style style:name="P50" style:family="paragraph" style:parent-style-name="Text_20_body">
      <style:text-properties officeooo:rsid="003dbecc" officeooo:paragraph-rsid="003dbecc"/>
    </style:style>
    <style:style style:name="P51" style:family="paragraph" style:parent-style-name="Text_20_body">
      <style:text-properties officeooo:rsid="00486fe9" officeooo:paragraph-rsid="00486fe9"/>
    </style:style>
    <style:style style:name="P52" style:family="paragraph" style:parent-style-name="Text_20_body">
      <style:text-properties officeooo:rsid="004c9ea9" officeooo:paragraph-rsid="004c9ea9"/>
    </style:style>
    <style:style style:name="P53" style:family="paragraph" style:parent-style-name="Text_20_body">
      <style:text-properties officeooo:rsid="005828c4" officeooo:paragraph-rsid="005828c4"/>
    </style:style>
    <style:style style:name="P54" style:family="paragraph" style:parent-style-name="Text_20_body">
      <style:text-properties officeooo:paragraph-rsid="005828c4"/>
    </style:style>
    <style:style style:name="P55" style:family="paragraph" style:parent-style-name="Text_20_body">
      <style:text-properties officeooo:rsid="0062c689" officeooo:paragraph-rsid="0062c689"/>
    </style:style>
    <style:style style:name="P56" style:family="paragraph" style:parent-style-name="Text_20_body">
      <style:text-properties officeooo:rsid="00380606" officeooo:paragraph-rsid="00398a66"/>
    </style:style>
    <style:style style:name="P57" style:family="paragraph" style:parent-style-name="Text_20_body">
      <style:paragraph-properties fo:margin-left="-0.026cm" fo:margin-right="0cm" fo:margin-top="0cm" fo:margin-bottom="0.212cm" style:contextual-spacing="false" fo:text-indent="0cm" style:auto-text-indent="false" fo:break-before="page"/>
      <style:text-properties fo:language="en" fo:country="GB"/>
    </style:style>
    <style:style style:name="P58" style:family="paragraph" style:parent-style-name="Text_20_body">
      <style:paragraph-properties fo:margin-left="1.27cm" fo:margin-right="0cm" fo:text-indent="0cm" style:auto-text-indent="false"/>
    </style:style>
    <style:style style:name="P59" style:family="paragraph" style:parent-style-name="Text_20_body">
      <style:paragraph-properties fo:margin-left="1.27cm" fo:margin-right="0cm" fo:text-indent="0cm" style:auto-text-indent="false"/>
      <style:text-properties fo:language="en" fo:country="GB" officeooo:rsid="001b7c68" officeooo:paragraph-rsid="001b7c68"/>
    </style:style>
    <style:style style:name="P60" style:family="paragraph" style:parent-style-name="Text_20_body">
      <style:paragraph-properties fo:margin-left="1.27cm" fo:margin-right="0cm" fo:text-indent="0cm" style:auto-text-indent="false"/>
      <style:text-properties officeooo:paragraph-rsid="004dd04a"/>
    </style:style>
    <style:style style:name="P61" style:family="paragraph" style:parent-style-name="Text_20_body">
      <style:paragraph-properties fo:margin-left="1.27cm" fo:margin-right="0cm" fo:text-indent="0cm" style:auto-text-indent="false"/>
      <style:text-properties style:text-underline-style="none" officeooo:rsid="00436499" officeooo:paragraph-rsid="00436499"/>
    </style:style>
    <style:style style:name="P62" style:family="paragraph" style:parent-style-name="Text_20_body">
      <style:paragraph-properties fo:margin-left="1.27cm" fo:margin-right="0cm" fo:text-indent="0cm" style:auto-text-indent="false" fo:break-before="page"/>
      <style:text-properties fo:language="en" fo:country="GB" style:text-underline-style="none" officeooo:rsid="001f4faf" officeooo:paragraph-rsid="001bf77e"/>
    </style:style>
    <style:style style:name="P63" style:family="paragraph" style:parent-style-name="Text_20_body">
      <style:paragraph-properties fo:break-before="page"/>
      <style:text-properties fo:language="en" fo:country="GB"/>
    </style:style>
    <style:style style:name="P64" style:family="paragraph" style:parent-style-name="Text_20_body">
      <style:paragraph-properties fo:break-before="page"/>
      <style:text-properties fo:language="en" fo:country="GB" officeooo:paragraph-rsid="0029ade4"/>
    </style:style>
    <style:style style:name="P65" style:family="paragraph" style:parent-style-name="Text_20_body">
      <style:paragraph-properties fo:break-before="page"/>
      <style:text-properties fo:language="en" fo:country="GB" officeooo:rsid="001156d1"/>
    </style:style>
    <style:style style:name="P66" style:family="paragraph" style:parent-style-name="Text_20_body">
      <style:paragraph-properties fo:break-before="page"/>
      <style:text-properties fo:language="en" fo:country="GB" officeooo:rsid="0023d2f6" officeooo:paragraph-rsid="0023d2f6"/>
    </style:style>
    <style:style style:name="P67" style:family="paragraph" style:parent-style-name="Text_20_body">
      <style:paragraph-properties fo:break-before="page"/>
      <style:text-properties fo:language="en" fo:country="GB" officeooo:rsid="00259630" officeooo:paragraph-rsid="00259630"/>
    </style:style>
    <style:style style:name="P68" style:family="paragraph" style:parent-style-name="Text_20_body">
      <style:paragraph-properties fo:break-before="page"/>
      <style:text-properties fo:language="en" fo:country="GB" officeooo:rsid="00287fa5" officeooo:paragraph-rsid="00287fa5"/>
    </style:style>
    <style:style style:name="P69" style:family="paragraph" style:parent-style-name="Text_20_body">
      <style:paragraph-properties fo:break-before="page"/>
      <style:text-properties fo:language="en" fo:country="GB" officeooo:paragraph-rsid="0014dc13"/>
    </style:style>
    <style:style style:name="P70" style:family="paragraph" style:parent-style-name="Text_20_body">
      <style:paragraph-properties fo:break-before="page"/>
      <style:text-properties fo:language="en" fo:country="GB" officeooo:rsid="001388a2" officeooo:paragraph-rsid="0011eae2"/>
    </style:style>
    <style:style style:name="P71" style:family="paragraph" style:parent-style-name="Text_20_body">
      <style:paragraph-properties fo:break-before="page"/>
      <style:text-properties fo:language="en" fo:country="GB" officeooo:rsid="002ef941" officeooo:paragraph-rsid="0027eb61"/>
    </style:style>
    <style:style style:name="P72" style:family="paragraph" style:parent-style-name="Text_20_body">
      <style:paragraph-properties fo:break-before="page"/>
      <style:text-properties fo:language="en" fo:country="GB" officeooo:rsid="0011eae2" officeooo:paragraph-rsid="0034f4a3"/>
    </style:style>
    <style:style style:name="P73" style:family="paragraph" style:parent-style-name="Text_20_body">
      <style:paragraph-properties fo:break-before="page"/>
      <style:text-properties officeooo:rsid="005828c4" officeooo:paragraph-rsid="005828c4"/>
    </style:style>
    <style:style style:name="P74" style:family="paragraph" style:parent-style-name="Text_20_body">
      <style:paragraph-properties fo:margin-left="0cm" fo:margin-right="0cm" fo:text-indent="0cm" style:auto-text-indent="false"/>
      <style:text-properties style:text-underline-style="none" officeooo:paragraph-rsid="0044da14"/>
    </style:style>
    <style:style style:name="P75" style:family="paragraph" style:parent-style-name="Text_20_body">
      <style:paragraph-properties fo:margin-left="0cm" fo:margin-right="0cm" fo:text-indent="0cm" style:auto-text-indent="false"/>
      <style:text-properties style:text-underline-style="none" officeooo:rsid="00486fe9" officeooo:paragraph-rsid="00486fe9"/>
    </style:style>
    <style:style style:name="P76" style:family="paragraph" style:parent-style-name="Text_20_body">
      <style:paragraph-properties fo:margin-left="0cm" fo:margin-right="0cm" fo:text-indent="0cm" style:auto-text-indent="false"/>
      <style:text-properties style:text-underline-style="none" officeooo:rsid="004960db" officeooo:paragraph-rsid="004960db"/>
    </style:style>
    <style:style style:name="P77" style:family="paragraph" style:parent-style-name="Text_20_body">
      <style:paragraph-properties fo:margin-left="0cm" fo:margin-right="0cm" fo:text-indent="0cm" style:auto-text-indent="false"/>
      <style:text-properties style:text-underline-style="none" officeooo:rsid="004dd04a" officeooo:paragraph-rsid="004dd04a"/>
    </style:style>
    <style:style style:name="P78" style:family="paragraph" style:parent-style-name="Text_20_body">
      <style:paragraph-properties fo:margin-left="0cm" fo:margin-right="0cm" fo:text-indent="0cm" style:auto-text-indent="false"/>
      <style:text-properties style:text-underline-style="none" officeooo:rsid="0061808a" officeooo:paragraph-rsid="0061808a"/>
    </style:style>
    <style:style style:name="P79" style:family="paragraph" style:parent-style-name="Text_20_body">
      <style:paragraph-properties fo:margin-left="0cm" fo:margin-right="0cm" fo:text-indent="0cm" style:auto-text-indent="false"/>
      <style:text-properties style:text-underline-style="none" officeooo:rsid="00436499" officeooo:paragraph-rsid="00436499"/>
    </style:style>
    <style:style style:name="P80" style:family="paragraph" style:parent-style-name="Text_20_body">
      <style:paragraph-properties fo:margin-left="0cm" fo:margin-right="0cm" fo:text-indent="0cm" style:auto-text-indent="false"/>
      <style:text-properties style:text-underline-style="none" officeooo:rsid="00629316" officeooo:paragraph-rsid="00629316"/>
    </style:style>
    <style:style style:name="P81" style:family="paragraph" style:parent-style-name="Text_20_body">
      <style:paragraph-properties fo:margin-left="0cm" fo:margin-right="0cm" fo:text-indent="0cm" style:auto-text-indent="false"/>
      <style:text-properties style:text-underline-style="none" officeooo:rsid="00636efe" officeooo:paragraph-rsid="00636efe"/>
    </style:style>
    <style:style style:name="P82" style:family="paragraph" style:parent-style-name="Text_20_body">
      <style:paragraph-properties fo:margin-left="0cm" fo:margin-right="0cm" fo:text-indent="0cm" style:auto-text-indent="false"/>
      <style:text-properties style:text-underline-style="none" officeooo:rsid="0069da53" officeooo:paragraph-rsid="0069da53"/>
    </style:style>
    <style:style style:name="P83" style:family="paragraph" style:parent-style-name="Text_20_body">
      <style:paragraph-properties fo:margin-left="0cm" fo:margin-right="0cm" fo:text-indent="0cm" style:auto-text-indent="false"/>
      <style:text-properties style:text-underline-style="none" officeooo:rsid="0069da53" officeooo:paragraph-rsid="006b7287"/>
    </style:style>
    <style:style style:name="P84" style:family="paragraph" style:parent-style-name="Text_20_body">
      <style:paragraph-properties fo:margin-left="0cm" fo:margin-right="0cm" fo:text-indent="0cm" style:auto-text-indent="false"/>
      <style:text-properties style:text-underline-style="none" officeooo:rsid="006f1c04" officeooo:paragraph-rsid="006f1c04"/>
    </style:style>
    <style:style style:name="P85" style:family="paragraph" style:parent-style-name="Heading_20_1">
      <style:text-properties fo:language="en" fo:country="GB"/>
    </style:style>
    <style:style style:name="P86" style:family="paragraph" style:parent-style-name="Heading_20_2">
      <style:text-properties fo:language="en" fo:country="GB"/>
    </style:style>
    <style:style style:name="P87" style:family="paragraph" style:parent-style-name="Heading_20_2">
      <style:text-properties fo:language="en" fo:country="GB" officeooo:rsid="0029ade4" officeooo:paragraph-rsid="0029ade4"/>
    </style:style>
    <style:style style:name="P88" style:family="paragraph" style:parent-style-name="Heading_20_2">
      <style:text-properties fo:language="en" fo:country="GB" officeooo:rsid="000d29cd" officeooo:paragraph-rsid="0034f4a3"/>
    </style:style>
    <style:style style:name="P89" style:family="paragraph" style:parent-style-name="Heading_20_2">
      <style:text-properties fo:language="en" fo:country="GB" officeooo:rsid="000d29cd" officeooo:paragraph-rsid="005e55dc"/>
    </style:style>
    <style:style style:name="P90" style:family="paragraph" style:parent-style-name="Heading_20_2">
      <style:text-properties fo:language="en" fo:country="GB" officeooo:paragraph-rsid="000bbb2a"/>
    </style:style>
    <style:style style:name="P91" style:family="paragraph" style:parent-style-name="Heading_20_2">
      <style:text-properties fo:language="en" fo:country="GB" officeooo:rsid="0027eb61" officeooo:paragraph-rsid="0014dc13"/>
    </style:style>
    <style:style style:name="P92" style:family="paragraph" style:parent-style-name="Heading_20_2" style:master-page-name="Standard">
      <style:paragraph-properties style:page-number="auto"/>
      <style:text-properties fo:language="en" fo:country="GB"/>
    </style:style>
    <style:style style:name="P93" style:family="paragraph" style:parent-style-name="Heading_20_2">
      <style:paragraph-properties fo:break-before="page"/>
      <style:text-properties fo:language="en" fo:country="GB" officeooo:paragraph-rsid="0011eae2"/>
    </style:style>
    <style:style style:name="P94" style:family="paragraph" style:parent-style-name="Text_20_body">
      <style:text-properties fo:language="en" fo:country="GB" officeooo:rsid="002ef941" officeooo:paragraph-rsid="0079333b"/>
    </style:style>
    <style:style style:name="P95" style:family="paragraph" style:parent-style-name="Text_20_body">
      <style:text-properties fo:language="en" fo:country="GB" officeooo:rsid="002ef941" officeooo:paragraph-rsid="007752fb"/>
    </style:style>
    <style:style style:name="P96" style:family="paragraph" style:parent-style-name="Text_20_body">
      <style:paragraph-properties fo:margin-left="0cm" fo:margin-right="0cm" fo:text-indent="0cm" style:auto-text-indent="false"/>
      <style:text-properties style:text-underline-style="none" officeooo:rsid="0069da53" officeooo:paragraph-rsid="0069da53"/>
    </style:style>
    <style:style style:name="P97" style:family="paragraph" style:parent-style-name="Text_20_body">
      <style:paragraph-properties fo:margin-left="0cm" fo:margin-right="0cm" fo:text-indent="0cm" style:auto-text-indent="false"/>
      <style:text-properties officeooo:paragraph-rsid="007e9c20"/>
    </style:style>
    <style:style style:name="T1" style:family="text">
      <style:text-properties officeooo:rsid="000d29cd"/>
    </style:style>
    <style:style style:name="T2" style:family="text">
      <style:text-properties style:font-name="BuxtonSketch" fo:font-size="40pt" style:font-size-asian="40pt"/>
    </style:style>
    <style:style style:name="T3" style:family="text">
      <style:text-properties style:font-name="BuxtonSketch" fo:font-size="40pt" fo:font-weight="normal" style:font-size-asian="40pt" style:font-weight-asian="normal" style:font-weight-complex="normal"/>
    </style:style>
    <style:style style:name="T4" style:family="text">
      <style:text-properties officeooo:rsid="00100a94"/>
    </style:style>
    <style:style style:name="T5" style:family="text">
      <style:text-properties officeooo:rsid="001388a2"/>
    </style:style>
    <style:style style:name="T6" style:family="text">
      <style:text-properties officeooo:rsid="0014f370"/>
    </style:style>
    <style:style style:name="T7" style:family="text">
      <style:text-properties officeooo:rsid="0016fc11"/>
    </style:style>
    <style:style style:name="T8" style:family="text">
      <style:text-properties officeooo:rsid="0017ef54"/>
    </style:style>
    <style:style style:name="T9" style:family="text">
      <style:text-properties officeooo:rsid="001990b2"/>
    </style:style>
    <style:style style:name="T10" style:family="text">
      <style:text-properties officeooo:rsid="001b7c68"/>
    </style:style>
    <style:style style:name="T11" style:family="text">
      <style:text-properties fo:font-variant="normal" fo:text-transform="none" fo:color="#252525" fo:letter-spacing="normal" fo:font-style="normal" style:text-underline-style="none" fo:font-weight="normal"/>
    </style:style>
    <style:style style:name="T12" style:family="text">
      <style:text-properties fo:font-variant="normal" fo:text-transform="none" fo:color="#252525" fo:letter-spacing="normal" fo:font-style="normal" style:text-underline-style="none" fo:font-weight="normal" officeooo:rsid="002b816e"/>
    </style:style>
    <style:style style:name="T13" style:family="text">
      <style:text-properties fo:font-variant="normal" fo:text-transform="none" fo:color="#252525" style:font-name="Times New Roman" fo:font-size="12pt" fo:letter-spacing="normal" fo:font-style="normal" fo:font-weight="normal" style:font-size-asian="12pt" style:font-size-complex="12pt"/>
    </style:style>
    <style:style style:name="T14" style:family="text">
      <style:text-properties fo:font-variant="normal" fo:text-transform="none" fo:color="#252525" style:font-name="Times New Roman" fo:font-size="12pt" fo:letter-spacing="normal" fo:font-style="normal" fo:font-weight="normal" officeooo:rsid="002ce7ba" style:font-size-asian="12pt" style:font-size-complex="12pt"/>
    </style:style>
    <style:style style:name="T15" style:family="text">
      <style:text-properties fo:font-variant="normal" fo:text-transform="none" fo:color="#660099" style:text-line-through-style="none" style:font-name="arial" fo:font-size="14pt" fo:letter-spacing="normal" fo:font-style="normal" style:text-underline-style="none" fo:font-weight="normal" officeooo:rsid="007ae49f" style:text-blinking="false"/>
    </style:style>
    <style:style style:name="T16" style:family="text">
      <style:text-properties fo:language="en" fo:country="GB"/>
    </style:style>
    <style:style style:name="T17" style:family="text">
      <style:text-properties fo:language="en" fo:country="GB" officeooo:rsid="0029ade4"/>
    </style:style>
    <style:style style:name="T18" style:family="text">
      <style:text-properties fo:language="en" fo:country="GB" officeooo:rsid="0011eae2"/>
    </style:style>
    <style:style style:name="T19" style:family="text">
      <style:text-properties fo:language="en" fo:country="GB" officeooo:rsid="005828c4"/>
    </style:style>
    <style:style style:name="T20" style:family="text">
      <style:text-properties officeooo:rsid="001bf77e"/>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officeooo:rsid="001f4faf"/>
    </style:style>
    <style:style style:name="T23" style:family="text">
      <style:text-properties style:text-underline-style="solid" style:text-underline-width="auto" style:text-underline-color="font-color" officeooo:rsid="003dbecc"/>
    </style:style>
    <style:style style:name="T24" style:family="text">
      <style:text-properties style:text-underline-style="solid" style:text-underline-width="auto" style:text-underline-color="font-color" officeooo:rsid="004dd04a"/>
    </style:style>
    <style:style style:name="T25" style:family="text">
      <style:text-properties style:text-underline-style="solid" style:text-underline-width="auto" style:text-underline-color="font-color" officeooo:rsid="006b7287"/>
    </style:style>
    <style:style style:name="T26" style:family="text">
      <style:text-properties style:text-underline-style="solid" style:text-underline-width="auto" style:text-underline-color="font-color" officeooo:rsid="007ae49f"/>
    </style:style>
    <style:style style:name="T27" style:family="text">
      <style:text-properties style:text-underline-style="none"/>
    </style:style>
    <style:style style:name="T28" style:family="text">
      <style:text-properties style:text-underline-style="none" officeooo:rsid="001f4faf"/>
    </style:style>
    <style:style style:name="T29" style:family="text">
      <style:text-properties style:text-underline-style="none" officeooo:rsid="001ffe82"/>
    </style:style>
    <style:style style:name="T30" style:family="text">
      <style:text-properties style:text-underline-style="none" officeooo:rsid="001990b2"/>
    </style:style>
    <style:style style:name="T31" style:family="text">
      <style:text-properties style:text-underline-style="none" officeooo:rsid="004dd04a"/>
    </style:style>
    <style:style style:name="T32" style:family="text">
      <style:text-properties style:text-underline-style="none" officeooo:rsid="007ae49f"/>
    </style:style>
    <style:style style:name="T33" style:family="text">
      <style:text-properties officeooo:rsid="001c3d31"/>
    </style:style>
    <style:style style:name="T34" style:family="text">
      <style:text-properties officeooo:rsid="00212480"/>
    </style:style>
    <style:style style:name="T35" style:family="text">
      <style:text-properties officeooo:rsid="00228b2a"/>
    </style:style>
    <style:style style:name="T36" style:family="text">
      <style:text-properties officeooo:rsid="00259630"/>
    </style:style>
    <style:style style:name="T37" style:family="text">
      <style:text-properties officeooo:rsid="0029ade4"/>
    </style:style>
    <style:style style:name="T38" style:family="text">
      <style:text-properties style:font-name="Times New Roman" fo:font-size="12pt" style:font-size-asian="12pt" style:font-size-complex="12pt"/>
    </style:style>
    <style:style style:name="T39" style:family="text">
      <style:text-properties style:font-name="Times New Roman" fo:font-size="12pt" fo:language="en" fo:country="GB" officeooo:rsid="0011eae2" style:font-size-asian="12pt" style:font-size-complex="12pt"/>
    </style:style>
    <style:style style:name="T40" style:family="text">
      <style:text-properties style:font-name="Times New Roman" fo:font-size="12pt" fo:language="en" fo:country="GB" officeooo:rsid="002ce7ba" style:font-size-asian="12pt" style:font-size-complex="12pt"/>
    </style:style>
    <style:style style:name="T41" style:family="text">
      <style:text-properties style:font-name="Times New Roman" fo:font-size="12pt" fo:language="en" fo:country="GB" officeooo:rsid="002d9497" style:font-size-asian="12pt" style:font-size-complex="12pt"/>
    </style:style>
    <style:style style:name="T42" style:family="text">
      <style:text-properties officeooo:rsid="002b816e"/>
    </style:style>
    <style:style style:name="T43" style:family="text">
      <style:text-properties officeooo:rsid="002ce7ba"/>
    </style:style>
    <style:style style:name="T44" style:family="text">
      <style:text-properties officeooo:rsid="002ef941"/>
    </style:style>
    <style:style style:name="T45" style:family="text">
      <style:text-properties officeooo:rsid="002f0735"/>
    </style:style>
    <style:style style:name="T46" style:family="text">
      <style:text-properties officeooo:rsid="0032fd48"/>
    </style:style>
    <style:style style:name="T47" style:family="text">
      <style:text-properties officeooo:rsid="003385d6"/>
    </style:style>
    <style:style style:name="T48" style:family="text">
      <style:text-properties officeooo:rsid="003608f9"/>
    </style:style>
    <style:style style:name="T49" style:family="text">
      <style:text-properties officeooo:rsid="00379db0"/>
    </style:style>
    <style:style style:name="T50" style:family="text">
      <style:text-properties officeooo:rsid="00380606"/>
    </style:style>
    <style:style style:name="T51" style:family="text">
      <style:text-properties officeooo:rsid="003875dc"/>
    </style:style>
    <style:style style:name="T52" style:family="text">
      <style:text-properties officeooo:rsid="00398a66"/>
    </style:style>
    <style:style style:name="T53" style:family="text">
      <style:text-properties officeooo:rsid="0039e5d8"/>
    </style:style>
    <style:style style:name="T54" style:family="text">
      <style:text-properties officeooo:rsid="003ba969"/>
    </style:style>
    <style:style style:name="T55" style:family="text">
      <style:text-properties officeooo:rsid="003c2336"/>
    </style:style>
    <style:style style:name="T56" style:family="text">
      <style:text-properties officeooo:rsid="003d9c3b"/>
    </style:style>
    <style:style style:name="T57" style:family="text">
      <style:text-properties officeooo:rsid="003dfe85"/>
    </style:style>
    <style:style style:name="T58" style:family="text">
      <style:text-properties officeooo:rsid="003fbd27"/>
    </style:style>
    <style:style style:name="T59" style:family="text">
      <style:text-properties officeooo:rsid="00436499"/>
    </style:style>
    <style:style style:name="T60" style:family="text">
      <style:text-properties officeooo:rsid="0049e84c"/>
    </style:style>
    <style:style style:name="T61" style:family="text">
      <style:text-properties officeooo:rsid="004aa274"/>
    </style:style>
    <style:style style:name="T62" style:family="text">
      <style:text-properties officeooo:rsid="004be79f"/>
    </style:style>
    <style:style style:name="T63" style:family="text">
      <style:text-properties officeooo:rsid="004c911e"/>
    </style:style>
    <style:style style:name="T64" style:family="text">
      <style:text-properties officeooo:rsid="004c9ea9"/>
    </style:style>
    <style:style style:name="T65" style:family="text">
      <style:text-properties officeooo:rsid="004e2bc9"/>
    </style:style>
    <style:style style:name="T66" style:family="text">
      <style:text-properties officeooo:rsid="00514b15"/>
    </style:style>
    <style:style style:name="T67" style:family="text">
      <style:text-properties officeooo:rsid="00529b3d"/>
    </style:style>
    <style:style style:name="T68" style:family="text">
      <style:text-properties officeooo:rsid="00551a61"/>
    </style:style>
    <style:style style:name="T69" style:family="text">
      <style:text-properties officeooo:rsid="005828c4"/>
    </style:style>
    <style:style style:name="T70" style:family="text">
      <style:text-properties officeooo:rsid="0059d9de"/>
    </style:style>
    <style:style style:name="T71" style:family="text">
      <style:text-properties officeooo:rsid="005c87a2"/>
    </style:style>
    <style:style style:name="T72" style:family="text">
      <style:text-properties officeooo:rsid="00626dfa"/>
    </style:style>
    <style:style style:name="T73" style:family="text">
      <style:text-properties officeooo:rsid="00633a22"/>
    </style:style>
    <style:style style:name="T74" style:family="text">
      <style:text-properties officeooo:rsid="00641427"/>
    </style:style>
    <style:style style:name="T75" style:family="text">
      <style:text-properties officeooo:rsid="0065feb7"/>
    </style:style>
    <style:style style:name="T76" style:family="text">
      <style:text-properties officeooo:rsid="006b7287"/>
    </style:style>
    <style:style style:name="T77" style:family="text">
      <style:text-properties officeooo:rsid="0070c2fb"/>
    </style:style>
    <style:style style:name="T78" style:family="text">
      <style:text-properties officeooo:rsid="0071e87e"/>
    </style:style>
    <style:style style:name="T79" style:family="text">
      <style:text-properties officeooo:rsid="0075f684"/>
    </style:style>
    <style:style style:name="T80" style:family="text">
      <style:text-properties officeooo:rsid="007816c6"/>
    </style:style>
    <style:style style:name="T81" style:family="text">
      <style:text-properties officeooo:rsid="007ae4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2" text:outline-level="2" text:is-list-header="true"/>
      <text:p text:style-name="P1"><text:bookmark-start text:name="__RefHeading__767_1870197787"/><text:span text:style-name="T2">H</text:span><text:span text:style-name="T3">iding and communicate data using games :</text:span><text:bookmark-end text:name="__RefHeading__767_1870197787"/></text:p>
      <text:p text:style-name="P2">experimentation using Minecraft</text:p>
      <text:p text:style-name="P4"/>
      <text:p text:style-name="P4"/>
      <text:p text:style-name="P4"/>
      <text:p text:style-name="P30">7000 – 10000w</text:p>
      <text:p text:style-name="P33">CHECK REPETITIONS</text:p>
      <text:p text:style-name="P29">DON'T FORGET LEXIQUE AND DEFINITIONS</text:p>
      <text:p text:style-name="P32">Map:</text:p>
      <text:p text:style-name="P32">Chunks:</text:p>
      <text:p text:style-name="P32">Blocks:</text:p>
      <text:p text:style-name="P4"/>
      <text:h text:style-name="P85" text:outline-level="1">Table of contents</text:h>
      <text:p text:style-name="P57"/>
      <text:h text:style-name="P86" text:outline-level="2"><text:bookmark-start text:name="__RefHeading__633_1870197787"/><text:span text:style-name="T6">Abstract (</text:span>Introdu<text:span text:style-name="T34">c</text:span>tion<text:span text:style-name="T6">)</text:span> <text:bookmark-end text:name="__RefHeading__633_1870197787"/></text:h>
      <text:p text:style-name="P19">Information security in gen<text:span text:style-name="T37">e</text:span>ral</text:p>
      <text:p text:style-name="P19">Steganography</text:p>
      <text:p text:style-name="P19">Games</text:p>
      <text:p text:style-name="P19">Attacks on such systems</text:p>
      <text:p text:style-name="P19"><text:span text:style-name="T46">What's the project ? </text:span>Software StegoMinecraft</text:p>
      <text:p text:style-name="P19">Attacks and tests on the created software</text:p>
      <text:p text:style-name="P20">Purpose : <text:span text:style-name="T69">Prove that it is relevant to use video games as a means of secure communications andse a completely harmless game to secure communication.</text:span></text:p>
      <text:p text:style-name="P63"/>
      <text:h text:style-name="P86" text:outline-level="2"><text:bookmark-start text:name="__RefHeading__635_1870197787"/><text:span text:style-name="T4">History </text:span>of Steganography <text:span text:style-name="T20">and definition</text:span><text:bookmark-end text:name="__RefHeading__635_1870197787"/></text:h>
      <text:p text:style-name="P5">Definition</text:p>
      <text:p text:style-name="P22">Purpose and intent of steganograp<text:span text:style-name="T47">hy</text:span></text:p>
      <text:p text:style-name="P6">Difference with Cryptology :</text:p>
      <text:p text:style-name="P59">both add security layer to communications.</text:p>
      <text:p text:style-name="P59">Steganography don't obscure the message, but the fact there is a message at all.</text:p>
      <text:p text:style-name="P59">Strongest when combined : A message sent in secret (steganography) in an encrypted form (cryptography) is much more secure than a "plain text" message sent by secret means or a clearly sent encrypted message.</text:p>
      <text:p text:style-name="P5">Recover data before need detection <text:span text:style-name="T66">and detection need the system understanding</text:span></text:p>
      <text:p text:style-name="P5">Creation / Start / <text:span text:style-name="T67">history</text:span>?</text:p>
      <text:p text:style-name="P5">WWII History</text:p>
      <text:p text:style-name="P64"/>
      <text:h text:style-name="P87" text:outline-level="2"><text:span text:style-name="T20">K</text:span>ey concepts and properties of information security and Steganography</text:h>
      <text:p text:style-name="Text_20_body"><text:span text:style-name="T17">E</text:span><text:span text:style-name="T16">ach concepts are based on risks management and security policy.</text:span></text:p>
      <text:p text:style-name="Text_20_body">Basics key concepts of <text:span text:style-name="T57">general </text:span>information security:</text:p>
      <text:p text:style-name="P58">- <text:span text:style-name="T21">Integrity</text:span> (data cannot be modified in an unauthorized or undetected manner)</text:p>
      <text:p text:style-name="P58">- <text:span text:style-name="T21">Availability</text:span> (aim to remain available at all times, preventing service disruptions)</text:p>
      <text:p text:style-name="P58">- <text:span text:style-name="T21">Authenticity</text:span> (ensure that the content is genu<text:span text:style-name="T38">ine and validate that both parties involved are who they claim to be)</text:span></text:p>
      <text:p text:style-name="P58">- <text:span text:style-name="T21">Non-repudiation</text:span><text:span text:style-name="T27"> (</text:span><text:span text:style-name="T11">provides proof of the integrity and origin of data. An authentication that can be asserted to be genuine with high assurance</text:span><text:span text:style-name="T12">).</text:span></text:p>
      <text:p text:style-name="Text_20_body">Important Points / <text:span text:style-name="T20">properties</text:span> <text:span text:style-name="T42">of steganography systems</text:span>:</text:p>
      <text:p text:style-name="P58">- <text:span text:style-name="T21">Robustness</text:span> (message's ability to persist despite compression or other common modifications)</text:p>
      <text:p text:style-name="P58">- <text:span text:style-name="T23">C</text:span><text:span text:style-name="T21">apacity</text:span>, (how much data can be hidden)</text:p>
      <text:p text:style-name="P58"><text:span text:style-name="T27">- </text:span><text:span text:style-name="T23">U</text:span><text:span text:style-name="T21">ndetectability</text:span> (inability for a computer to use statistics or other computational methods to differentiate between covers and stego-objects), <text:span text:style-name="T33">data dispersion in one cover or in plurals ...etc</text:span></text:p>
      <text:p text:style-name="P58">/!\ These first three will always be the opposite of the other two and increasing one causes the others to decrease</text:p>
      <text:p text:style-name="P58"><text:span text:style-name="T27">- </text:span><text:span text:style-name="T23">S</text:span><text:span text:style-name="T21">ignal to noise ratio</text:span> (how much data is encoded versus how much unrelated data is encoded)</text:p>
      <text:p text:style-name="P58"><text:span text:style-name="T27">- </text:span><text:span text:style-name="T23">I</text:span><text:span text:style-name="T21">nvisibility</text:span> (inability for humans to detect a distortion in the stego-object)</text:p>
      <text:p text:style-name="P58">- <text:span text:style-name="T23">Ta</text:span><text:span text:style-name="T21">mper resistance</text:span> (message's ability to persist despite active measures to destroy it)</text:p>
      <text:p text:style-name="P58">- <text:span text:style-name="T23">S</text:span><text:span text:style-name="T22">ecure media</text:span><text:span text:style-name="T28"> (message not subject to removal </text:span><text:span text:style-name="T29">or reading </text:span><text:span text:style-name="T28">after being discover</text:span><text:span text:style-name="T29">ed</text:span><text:span text:style-name="T28"> and depends on the algorithm and parameters like a secret key)</text:span></text:p>
      <text:p text:style-name="P60"><text:span text:style-name="T28">- </text:span><text:span text:style-name="T24">Innocence</text:span><text:span text:style-name="T31"> (use a seemingly harmless channel or cover media which will take the message, not even being a target for both humans and computers)</text:span></text:p>
      <text:p text:style-name="P79">Existing methodology:</text:p>
      <text:p text:style-name="P79"><text:tab/>- which media used ? Game, text, img, movie, code, algorithm, network, semantics / languages</text:p>
      <text:p text:style-name="P61">- random vs content adatative</text:p>
      <text:p text:style-name="P61">- distributed stéganography</text:p>
      <text:p text:style-name="P61">- pure or secret key</text:p>
      <text:p text:style-name="P61">- w/ wo/ compression or encryption / cryptography</text:p>
      <text:p text:style-name="P61">- public or cover channel</text:p>
      <text:p text:style-name="P61">- anti-statistics</text:p>
      <text:p text:style-name="P62"/>
      <text:h text:style-name="P86" text:outline-level="2"><text:bookmark-start text:name="__RefHeading__637_1870197787"/>Describe existing steganography projects <text:bookmark-end text:name="__RefHeading__637_1870197787"/></text:h>
      <text:p text:style-name="P10">Content Adaptive againt uniform random embedding (destroy content, easily spotted)</text:p>
      <text:p text:style-name="P11">CA, you need to understand the system to break it or even work on it to spot the message</text:p>
      <text:p text:style-name="P16">Spread Spectrum ?</text:p>
      <text:p text:style-name="P6">Tables with each ?</text:p>
      <text:p text:style-name="P5"><text:tab/>Stegogo</text:p>
      <text:p text:style-name="P5"><text:tab/>StegoConnect4</text:p>
      <text:p text:style-name="P5"><text:tab/>StegoChess</text:p>
      <text:p text:style-name="P5"><text:tab/>Stego Image/mp3/vidéos</text:p>
      <text:p text:style-name="P7"><text:tab/>Textual</text:p>
      <text:p text:style-name="P7"><text:s/><text:tab/>Stéganography / code / executable </text:p>
      <text:h text:style-name="P93" text:outline-level="2">Minecraft the Game (<text:span text:style-name="T1">description, </text:span>map format, protocol)</text:h>
      <text:p text:style-name="P8">Description of the game</text:p>
      <text:p text:style-name="P8">14 000 000 players, <text:span text:style-name="T5">always growing</text:span></text:p>
      <text:p text:style-name="P25"><text:span text:style-name="T5">S</text:span>pecialized websites</text:p>
      <text:p text:style-name="P39">Each map or level is peuso-randomly generated using a key saved in it.</text:p>
      <text:p text:style-name="P36">Dimension</text:p>
      <text:p text:style-name="P24">Screen-shots<text:span text:style-name="T49">: </text:span>Over-world surface<text:span text:style-name="T5">, bedrock, </text:span>nether, end<text:span text:style-name="T5"> </text:span></text:p>
      <text:p text:style-name="P36"><text:span text:style-name="T5">M</text:span>ap <text:span text:style-name="T62">save </text:span>format <text:span text:style-name="T63">(graphics ?)</text:span></text:p>
      <text:p text:style-name="P36">Communication protocol</text:p>
      <text:p text:style-name="P70"/>
      <text:h text:style-name="P86" text:outline-level="2"><text:bookmark-start text:name="__RefHeading__639_1870197787"/>Why use games ? <text:span text:style-name="T1">Why Minecraft ?</text:span><text:bookmark-end text:name="__RefHeading__639_1870197787"/></text:h>
      <text:p text:style-name="P24">3D <text:span text:style-name="T54">environment</text:span>, harder to work on.</text:p>
      <text:p text:style-name="P32">Randomly generate, high entropic media, too many differences for a player to remember a complete map</text:p>
      <text:p text:style-name="P5">Use the huge amount of data in internet traffic to cover the message</text:p>
      <text:p text:style-name="P5">Better complexity of the game allow better communication channel.</text:p>
      <text:p text:style-name="P15">Public <text:span text:style-name="T43">against</text:span> <text:span text:style-name="T43">C</text:span>over channel, cover channel would be more verified and less efficient because modification should be easily spotted</text:p>
      <text:p text:style-name="P13"><text:span text:style-name="T45">Heterogeneity</text:span> of the cover (no flat regions / distribution)</text:p>
      <text:p text:style-name="P3"><text:span text:style-name="T18">More complexity because the infos are on plural file</text:span><text:span text:style-name="T39">s </text:span><text:span text:style-name="T41">referenced</text:span><text:span text:style-name="T39"> in a directory, so harder to make an analysis on the full content </text:span><text:span text:style-name="T40">(</text:span><text:span text:style-name="T13">distributed steganography methods </text:span><text:span text:style-name="T14">by default, see reference 20)</text:span></text:p>
      <text:p text:style-name="P8"><text:span text:style-name="T30">Embedding</text:span><text:span text:style-name="T9"> Impact : </text:span>No size addition when modifying the files, <text:span text:style-name="T9">entropy ? parity</text:span>.</text:p>
      <text:p text:style-name="P8">Game lenght / size, Game complexity and playing level, game result (never stop, no win or loss)</text:p>
      <text:p text:style-name="P8">Message can only be broke by admin / <text:span text:style-name="T7">No opponent to the message (not 2 player)</text:span></text:p>
      <text:p text:style-name="P8"><text:span text:style-name="T10">Combine Stegano / </text:span>Compression / Encryption</text:p>
      <text:p text:style-name="P54"><text:span text:style-name="T18">Download already ed</text:span><text:span text:style-name="T16">ited maps, already populated, initial modifications, share, show it to the world (reddit, specialized sites). Public maps can be downloaded from the web, these will have lots of initial modifications and could be a lot bigger. </text:span><text:span text:style-name="T19">A played map, where one or plural peoples create content each day, will be also a good material.</text:span></text:p>
      <text:p text:style-name="P31"><text:span text:style-name="T58">It's a</text:span> good media <text:span text:style-name="T58">for c</text:span>ontent adaptive <text:span text:style-name="T58">steganography. You need to understand the system to even start to try breaking it.</text:span></text:p>
      <text:p text:style-name="P43"><text:span text:style-name="T58">P</text:span>opular game, with a huge community with a lot of map share, <text:span text:style-name="T77">information share, news</text:span>. <text:span text:style-name="T77">It will exist probably for at leat the next 10 year as a massively liked game and still exist after.</text:span></text:p>
      <text:p text:style-name="P44">Minecraft is a complex but easy to understand game, the game save format is quite easy to understand and to use as the game intend to, but it would be really hard to find all the different way to hide data on it because it is a really complete game.</text:p>
      <text:p text:style-name="P65"/>
      <text:h text:style-name="P86" text:outline-level="2"><text:bookmark-start text:name="__RefHeading__645_1870197787"/><text:span text:style-name="T1">Software p</text:span>ossible approaches / Approches choose <text:bookmark-end text:name="__RefHeading__645_1870197787"/></text:h>
      <text:p text:style-name="P17">Python</text:p>
      <text:p text:style-name="P17">Pymclevel <text:span text:style-name="T47">(version)</text:span></text:p>
      <text:p text:style-name="P17">Qt</text:p>
      <text:p text:style-name="P23">Minecraft Version / Game mode</text:p>
      <text:p text:style-name="P39">replacing blocks by binary values</text:p>
      <text:p text:style-name="P66"/>
      <text:h text:style-name="P86" text:outline-level="2"><text:bookmark-start text:name="__RefHeading__647_1870197787"/>Presentation of the software <text:bookmark-end text:name="__RefHeading__647_1870197787"/></text:h>
      <text:p text:style-name="P39">Open source + github</text:p>
      <text:p text:style-name="P18">General presentation, <text:span text:style-name="T65">uses “nostega” (noiseless steganography , from references 4 Book “noiseless” chp 1.2)</text:span></text:p>
      <text:p text:style-name="P27">Where is the steganography in it ?</text:p>
      <text:p text:style-name="P40">replacing blocks by binary values, <text:span text:style-name="T70">hiding datas at various places, randomly inserted (with key)</text:span></text:p>
      <text:p text:style-name="P26">How to insert a message ?</text:p>
      <text:p text:style-name="P39">Use of unbreakable blocks (called Bedrock) permit to use the map without expecting data modification by common users.</text:p>
      <text:p text:style-name="P26">How to retrieve a message ?</text:p>
      <text:p text:style-name="P18"><text:span text:style-name="T56">Special</text:span> components / parts (stegano<text:span text:style-name="T56">graphy</text:span> / server communication / compression / encryption / options / tools)</text:p>
      <text:p text:style-name="P18">How it works (each parts / <text:span text:style-name="T52">components</text:span>)</text:p>
      <text:p text:style-name="P18">Options / tools, why ? how to use ? Risks <text:span text:style-name="T48">by options </text:span>? <text:span text:style-name="T53">Default value ? Advices ? Warnings ?</text:span></text:p>
      <text:p text:style-name="P34"><text:span text:style-name="T53">P</text:span>assword hash</text:p>
      <text:p text:style-name="P35">Random Generator used</text:p>
      <text:p text:style-name="Text_20_body"><text:span text:style-name="T50">Graphics : </text:span>Software hidding message speed, <text:span text:style-name="T51">performance,</text:span></text:p>
      <text:p text:style-name="P56">Graphics : How many data by map / chunks ?</text:p>
      <text:p text:style-name="Text_20_body"><text:span text:style-name="T51">S</text:span>creenshots software <text:span text:style-name="T61">(general + some options)</text:span></text:p>
      <text:p text:style-name="P55"><text:span text:style-name="T61">S</text:span>creenshots ingame (before and after modifications)</text:p>
      <text:p text:style-name="P48">Use with a server as destinations.</text:p>
      <text:p text:style-name="P74">Integrity, Availability, Authenticity, <text:span text:style-name="T55">Non-repudiation ?</text:span></text:p>
      <text:p text:style-name="P75"><text:span text:style-name="T55">P</text:span>re-generate levels</text:p>
      <text:p text:style-name="P76">time or playerlist base<text:span text:style-name="T60">d</text:span> encryption / positions</text:p>
      <text:p text:style-name="P77"><text:span text:style-name="T21">Communication protocol</text:span> and covert channer (download and share maps, server communication, usb to a friend, send it on a server to play and another admin come to download the maps, <text:span text:style-name="T68">Minecraft Realm</text:span>)</text:p>
      <text:p text:style-name="P78">calculate capacity, entropy <text:span text:style-name="T72">and show it to user</text:span></text:p>
      <text:p text:style-name="P80"><text:span text:style-name="T72">u</text:span>ml</text:p>
      <text:p text:style-name="P81">What's a normal <text:span text:style-name="T74">average </text:span>map ? (average entropy, <text:span text:style-name="T75">by dimension</text:span>, blocks, biomes, build and clean)</text:p>
      <text:p text:style-name="P83"><text:span text:style-name="T21">Compress before encrypt </text:span><text:span text:style-name="T25">(</text:span><text:a xlink:type="simple" xlink:href="http://superuser.com/questions/257782/compress-and-then-encrypt-or-vice-versa"><text:span text:style-name="T25">http://superuser.com/questions/257782/compress-and-then-encrypt-or-vice-versa</text:span></text:a><text:span text:style-name="T25">) </text:span>: </text:p>
      <text:p text:style-name="P82">- If the encryption is done properly then the result is basically random data. Most compression schemes work by finding patterns in your data that can be in some way factored out, and thanks to the encryption now there are none; the data is completely incompressible.</text:p>
      <text:p text:style-name="P83">- compression adds entropy. Adding entropy is good for your encryption (harder to break with known-plaintext attacks), <text:span text:style-name="T76">the more patterns there is, the more entropy</text:span></text:p>
      <text:p text:style-name="P82">- encrypting costs resources, encrypting a smaller file will take less resources</text:p>
      <text:p text:style-name="P97"><text:soft-page-break/><text:span text:style-name="T26">Encryption :</text:span><text:span text:style-name="T32"> AES (r</text:span>ef : <text:a xlink:type="simple" xlink:href="http://crypto.stackexchange.com/questions/11104/how-exactly-was-the-finalist-chosen-in-the-nist-aes-competition">http://crypto.stackexchange.com/questions/11104/how-exactly-was-the-finalist-chosen-in-the-nist-aes-competition</text:a> - <text:a xlink:type="simple" xlink:href="http://competitions.cr.yp.to/aes.html"><text:span text:style-name="T81">http://competitions.cr.yp.to/aes.html</text:span></text:a><text:span text:style-name="T81"> - </text:span><text:a xlink:type="simple" xlink:href="http://en.wikipedia.org/wiki/Advanced_Encryption_Standard_process"><text:span text:style-name="T81">http://en.wikipedia.org/wiki/Advanced_Encryption_Standard_process</text:span></text:a><text:span text:style-name="T81"> - </text:span><text:a xlink:type="simple" xlink:href="http://www.moserware.com/2009/09/stick-figure-guide-to-advanced.html"><text:span text:style-name="T81">http://www.moserware.com/2009/09/stick-figure-guide-to-advanced.html</text:span></text:a><text:span text:style-name="T81"> - </text:span><text:a xlink:type="simple" xlink:href="http://www.codeplanet.eu/files/flash/Rijndael_Animation_v4_eng.swf"><text:span text:style-name="T81">http://www.codeplanet.eu/files/flash/Rijndael_Animation_v4_eng.swf</text:span></text:a><text:span text:style-name="T81"> - </text:span><text:a xlink:type="simple" xlink:href="https://www.lri.fr/~fmartignon/documenti/systemesecurite/5-AES.pdf"><text:span text:style-name="T81">https://www.lri.fr/~fmartignon/documenti/systemesecurite/5-AES.pdf</text:span></text:a><text:span text:style-name="T81">)</text:span></text:p>
      <text:p text:style-name="P82"/>
      <text:p text:style-name="P84">Is the data compressible / compression rate</text:p>
      <text:p text:style-name="P72"/>
      <text:h text:style-name="P88" text:outline-level="2"><text:bookmark-start text:name="__RefHeading__643_1870197787"/>Steganalisis : g<text:span text:style-name="T71">e</text:span>neral<text:bookmark-end text:name="__RefHeading__643_1870197787"/></text:h>
      <text:p text:style-name="P41">Purpose is to detect a message, not necessarily to read the message but to destroy it or delete it. This method is called “steganography-jamming”. Quite easy on Minecraft, blurring, noise addition / reduction (...etc) on non seed generated blocks.</text:p>
      <text:p text:style-name="P42">Entropy definition : http://stackoverflow.com/questions/510412/what-is-the-computer-science-definition-of-entropy</text:p>
      <text:p text:style-name="P9">Erase all variations not from the message (generation key) <text:span text:style-name="T9">to retrieve modifications</text:span></text:p>
      <text:p text:style-name="P12">Content adaptive / naïve adaptive st<text:span text:style-name="T71">e</text:span>ganography (<text:span text:style-name="T8">options </text:span>put the message on the most secure locations, first place to search, <text:span text:style-name="T8"><text:s/>exclusion of pure strategies</text:span>)</text:p>
      <text:p text:style-name="Text_20_body">Embedding Impact : Entropy ? Block Histogram (like form images)</text:p>
      <text:p text:style-name="Text_20_body">tools : http://luizfirmino.blogspot.co.uk/2011/09/steganography-detection-tools.html</text:p>
      <text:p text:style-name="Text_20_body">StegSecret</text:p>
      <text:p text:style-name="Text_20_body">ENT</text:p>
      <text:p text:style-name="Text_20_body">Tools and techniques </text:p>
      <text:p text:style-name="Text_20_body">Forensics / risks : snooper, chunk historic, rcon, mcQuery</text:p>
      <text:p text:style-name="Text_20_body">Find map seed, obfuscated or not (IA), regenerate map and compare natural blocks</text:p>
      <text:p text:style-name="P51">Message broke by admin players</text:p>
      <text:p text:style-name="Text_20_body">Server forensics : anti-greef systems (historics / logs), no whitelist / no AuthMinecraft</text:p>
      <text:p text:style-name="Text_20_body">Graphics</text:p>
      <text:p text:style-name="P50">How to detect a message ?</text:p>
      <text:p text:style-name="P49">break or destroy the message <text:span text:style-name="T59">(</text:span>with and without encryption / compression and comparison<text:span text:style-name="T59">) using bluring, distortion, noise, by deleting the media ...etc</text:span></text:p>
      <text:p text:style-name="P52">file system modification date study</text:p>
      <text:p text:style-name="P53">We can change the key, but the modification will be obvious.</text:p>
      <text:p text:style-name="P73"/>
      <text:h text:style-name="P89" text:outline-level="2">Steganalisis : in games &amp; in Minecraft (cons, risks, <text:span text:style-name="T64">flaw</text:span>)</text:h>
      <text:p text:style-name="P67"/>
      <text:h text:style-name="P86" text:outline-level="2"><text:bookmark-start text:name="__RefHeading__649_1870197787"/>Verifications and testing <text:bookmark-end text:name="__RefHeading__649_1870197787"/></text:h>
      <text:p text:style-name="P5">Simulations</text:p>
      <text:p text:style-name="P5">information and channel capacity calculs</text:p>
      <text:p text:style-name="P14">compare maps with and without message (before / after), <text:span text:style-name="T36">for example using StegSecret / ENT</text:span></text:p>
      <text:p text:style-name="P16">Robustness of the message, compression and encryption make it easier to destroy the message <text:span text:style-name="T35">by destroying just few bits of data</text:span></text:p>
      <text:p text:style-name="P21"><text:span text:style-name="T35">C</text:span>hi-square</text:p>
      <text:p text:style-name="P68"/>
      <text:h text:style-name="P86" text:outline-level="2"><text:bookmark-start text:name="__RefHeading__651_1870197787"/>Results <text:bookmark-end text:name="__RefHeading__651_1870197787"/></text:h>
      <text:p text:style-name="P26">Is it strong ? Detectable ? Hard to use ? Useless junk of software ? Not finished ? Can be better ?</text:p>
      <text:p text:style-name="P26">How to download and use it ?</text:p>
      <text:p text:style-name="P27">Professional or easy to use ? Or both ?</text:p>
      <text:p text:style-name="P37">Table of properties for the software</text:p>
      <text:p text:style-name="P63"/>
      <text:h text:style-name="P90" text:outline-level="2"><text:bookmark-start text:name="__RefHeading__653_1870197787"/>Summary, conclusion, evaluation, <text:span text:style-name="T44">auto critics</text:span> <text:bookmark-end text:name="__RefHeading__653_1870197787"/></text:h>
      <text:p text:style-name="P19"/>
      <text:p text:style-name="P19">Purpose <text:span text:style-name="T44">of the project or steganography in general</text:span></text:p>
      <text:p text:style-name="P46">Propose a useful and appropriate tools when suitable solution or encryption not available</text:p>
      <text:p text:style-name="P94">Prove that it is relevant to use video games as a means of secure communications</text:p>
      <text:p text:style-name="P95">Use a completely harmless game to secure communication.</text:p>
      <text:p text:style-name="P47"><text:span text:style-name="T44">B</text:span>e able to use already existing system and don't have to create the content cover, like here, using an already existing game <text:span text:style-name="T80">and be able to use existing resources or server running since a long time</text:span>.</text:p>
      <text:p text:style-name="P44">Actually, in a political sphere, what some actual countries (France, UK or US) trying to do, by gathering every personal information, of administratively close websites, in the purpose of terrorist protection or for people's protection, is, I think, a really disturbing problem and shouldn’t exist. With this project, I'm also trying to prove that create a system to surpass all this protection is really easy and what governments are trying to do is not only intrusive and dangerous, but <text:span text:style-name="T78">there solutions are </text:span>also <text:span text:style-name="T79">completely</text:span> useless and ineffective and will always be.</text:p>
      <text:p text:style-name="P44"/>
      <text:p text:style-name="P71"/>
      <text:h text:style-name="P86" text:outline-level="2"><text:bookmark-start text:name="__RefHeading__655_1870197787"/>Future <text:span text:style-name="T1">possible </text:span>additions, fun t<text:span text:style-name="T6">ricks</text:span><text:bookmark-end text:name="__RefHeading__655_1870197787"/></text:h>
      <text:p text:style-name="P28">Game updates</text:p>
      <text:p text:style-name="P38">Map format updates</text:p>
      <text:p text:style-name="P28">other options</text:p>
      <text:p text:style-name="P28">console version</text:p>
      <text:p text:style-name="P28">linux / mac</text:p>
      <text:p text:style-name="P38">Minecraft Realm ?</text:p>
      <text:p text:style-name="P45">“No problem can be solved from the same level of consciousness that created it.” (A.Einstein)</text:p>
      <text:p text:style-name="P69"/>
      <text:h text:style-name="P91" text:outline-level="2">Acknowledgements</text:h>
      <text:p text:style-name="P4"/>
      <text:h text:style-name="P86" text:outline-level="2"><text:bookmark-start text:name="__RefHeading__657_1870197787"/>References <text:bookmark-end text:name="__RefHeading__657_1870197787"/></text:h>
      <text:p text:style-name="Text_20_body"/>
      <text:p text:style-name="Text_20_body"><text:bookmark-start text:name="__RefHeading__771_1870197787"/>Me (<text:span text:style-name="T73">small </text:span>presentation of <text:span text:style-name="T73">the author</text:span>) <text:bookmark-end text:name="__RefHeading__771_1870197787"/></text:p>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Tahoma1" svg:font-family="Tahoma"/>
    <style:font-face style:name="arial" svg:font-family="arial, sans-serif"/>
    <style:font-face style:name="BuxtonSketch" svg:font-family="BuxtonSketch" style:font-family-generic="roman"/>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left="0cm" fo:margin-right="0.199cm" fo:margin-top="0.423cm" fo:margin-bottom="0.212cm" style:contextual-spacing="false" fo:text-indent="0cm" style:auto-text-indent="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99cm" fo:margin-right="0.199cm" fo:text-indent="0cm" style:auto-text-indent="false" fo:background-color="transparent" style:shadow="none">
        <style:tab-stops>
          <style:tab-stop style:position="17cm" style:type="right" style:leader-style="dotted" style:leader-text="."/>
        </style:tab-stops>
        <style:background-image/>
      </style:paragraph-properties>
    </style:style>
    <style:style style:name="Contents_20_2" style:display-name="Contents 2" style:family="paragraph" style:parent-style-name="Index" style:default-outline-level="1" style:list-style-name="Numbering_20_2" style:class="index" style:master-page-name="">
      <style:paragraph-properties style:page-number="auto" style:shadow="none">
        <style:tab-stops>
          <style:tab-stop style:position="16.50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20H48M54S</meta:editing-duration>
    <meta:editing-cycles>109</meta:editing-cycles>
    <meta:generator>LibreOffice/4.1.2.3$Windows_x86 LibreOffice_project/40b2d7fde7e8d2d7bc5a449dc65df4d08a7dd38</meta:generator>
    <dc:date>2014-08-23T22:42:44.930000000</dc:date>
    <meta:document-statistic meta:table-count="0" meta:image-count="0" meta:object-count="0" meta:page-count="17" meta:paragraph-count="174" meta:word-count="1765" meta:character-count="11497" meta:non-whitespace-character-count="9899"/>
    <meta:user-defined meta:name="Info 1"/>
    <meta:user-defined meta:name="Info 2"/>
    <meta:user-defined meta:name="Info 3"/>
    <meta:user-defined meta:name="Info 4"/>
  </office:meta>
</office:document-meta>
</file>